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Lightness</text:p>
          </table:table-cell>
          <table:table-cell table:style-name="ce1" office:value-type="string" calcext:value-type="string">
            <text:p>Luminance</text:p>
          </table:table-cell>
          <table:table-cell table:style-name="ce1" office:value-type="string" calcext:value-type="string">
            <text:p>Duty cycle</text:p>
          </table:table-cell>
          <table:table-cell table:style-name="ce1" office:value-type="string" calcext:value-type="string">
            <text:p>8-bit PWM</text:p>
          </table:table-cell>
          <table:table-cell table:style-name="ce1" office:value-type="string" calcext:value-type="string">
            <text:p>15-bit PWM</text:p>
          </table:table-cell>
          <table:table-cell table:style-name="ce1" office:value-type="string" calcext:value-type="string">
            <text:p>16-bit PWM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903.3" office:value-type="float" office:value="0" calcext:value-type="float">
            <text:p>0,000000</text:p>
          </table:table-cell>
          <table:table-cell table:formula="of:=ROUND(100*[.B2];0)" office:value-type="float" office:value="0" calcext:value-type="float">
            <text:p>0</text:p>
          </table:table-cell>
          <table:table-cell table:formula="of:=ROUND([.B2]*256;0)" office:value-type="float" office:value="0" calcext:value-type="float">
            <text:p>0</text:p>
          </table:table-cell>
          <table:table-cell table:formula="of:=ROUND([.B2]*32768;0)" office:value-type="float" office:value="0" calcext:value-type="float">
            <text:p>0</text:p>
          </table:table-cell>
          <table:table-cell table:formula="of:=ROUND([.B2]*65536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903.3" office:value-type="float" office:value="0.00110705192073508" calcext:value-type="float">
            <text:p>0,001107</text:p>
          </table:table-cell>
          <table:table-cell table:formula="of:=ROUND(100*[.B3];0)" office:value-type="float" office:value="0" calcext:value-type="float">
            <text:p>0</text:p>
          </table:table-cell>
          <table:table-cell table:formula="of:=ROUND([.B3]*256;0)" office:value-type="float" office:value="0" calcext:value-type="float">
            <text:p>0</text:p>
          </table:table-cell>
          <table:table-cell table:formula="of:=ROUND([.B3]*32768;0)" office:value-type="float" office:value="36" calcext:value-type="float">
            <text:p>36</text:p>
          </table:table-cell>
          <table:table-cell table:formula="of:=ROUND([.B3]*65536;0)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903.3" office:value-type="float" office:value="0.00221410384147016" calcext:value-type="float">
            <text:p>0,002214</text:p>
          </table:table-cell>
          <table:table-cell table:formula="of:=ROUND(100*[.B4];0)" office:value-type="float" office:value="0" calcext:value-type="float">
            <text:p>0</text:p>
          </table:table-cell>
          <table:table-cell table:formula="of:=ROUND([.B4]*256;0)" office:value-type="float" office:value="1" calcext:value-type="float">
            <text:p>1</text:p>
          </table:table-cell>
          <table:table-cell table:formula="of:=ROUND([.B4]*32768;0)" office:value-type="float" office:value="73" calcext:value-type="float">
            <text:p>73</text:p>
          </table:table-cell>
          <table:table-cell table:formula="of:=ROUND([.B4]*65536;0)" office:value-type="float" office:value="145" calcext:value-type="float">
            <text:p>14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903.3" office:value-type="float" office:value="0.00332115576220525" calcext:value-type="float">
            <text:p>0,003321</text:p>
          </table:table-cell>
          <table:table-cell table:formula="of:=ROUND(100*[.B5];0)" office:value-type="float" office:value="0" calcext:value-type="float">
            <text:p>0</text:p>
          </table:table-cell>
          <table:table-cell table:formula="of:=ROUND([.B5]*256;0)" office:value-type="float" office:value="1" calcext:value-type="float">
            <text:p>1</text:p>
          </table:table-cell>
          <table:table-cell table:formula="of:=ROUND([.B5]*32768;0)" office:value-type="float" office:value="109" calcext:value-type="float">
            <text:p>109</text:p>
          </table:table-cell>
          <table:table-cell table:formula="of:=ROUND([.B5]*65536;0)"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903.3" office:value-type="float" office:value="0.00442820768294033" calcext:value-type="float">
            <text:p>0,004428</text:p>
          </table:table-cell>
          <table:table-cell table:formula="of:=ROUND(100*[.B6];0)" office:value-type="float" office:value="0" calcext:value-type="float">
            <text:p>0</text:p>
          </table:table-cell>
          <table:table-cell table:formula="of:=ROUND([.B6]*256;0)" office:value-type="float" office:value="1" calcext:value-type="float">
            <text:p>1</text:p>
          </table:table-cell>
          <table:table-cell table:formula="of:=ROUND([.B6]*32768;0)" office:value-type="float" office:value="145" calcext:value-type="float">
            <text:p>145</text:p>
          </table:table-cell>
          <table:table-cell table:formula="of:=ROUND([.B6]*65536;0)" office:value-type="float" office:value="290" calcext:value-type="float">
            <text:p>29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903.3" office:value-type="float" office:value="0.00553525960367541" calcext:value-type="float">
            <text:p>0,005535</text:p>
          </table:table-cell>
          <table:table-cell table:formula="of:=ROUND(100*[.B7];0)" office:value-type="float" office:value="1" calcext:value-type="float">
            <text:p>1</text:p>
          </table:table-cell>
          <table:table-cell table:formula="of:=ROUND([.B7]*256;0)" office:value-type="float" office:value="1" calcext:value-type="float">
            <text:p>1</text:p>
          </table:table-cell>
          <table:table-cell table:formula="of:=ROUND([.B7]*32768;0)" office:value-type="float" office:value="181" calcext:value-type="float">
            <text:p>181</text:p>
          </table:table-cell>
          <table:table-cell table:formula="of:=ROUND([.B7]*65536;0)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903.3" office:value-type="float" office:value="0.0066423115244105" calcext:value-type="float">
            <text:p>0,006642</text:p>
          </table:table-cell>
          <table:table-cell table:formula="of:=ROUND(100*[.B8];0)" office:value-type="float" office:value="1" calcext:value-type="float">
            <text:p>1</text:p>
          </table:table-cell>
          <table:table-cell table:formula="of:=ROUND([.B8]*256;0)" office:value-type="float" office:value="2" calcext:value-type="float">
            <text:p>2</text:p>
          </table:table-cell>
          <table:table-cell table:formula="of:=ROUND([.B8]*32768;0)" office:value-type="float" office:value="218" calcext:value-type="float">
            <text:p>218</text:p>
          </table:table-cell>
          <table:table-cell table:formula="of:=ROUND([.B8]*65536;0)" office:value-type="float" office:value="435" calcext:value-type="float">
            <text:p>43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903.3" office:value-type="float" office:value="0.00774936344514558" calcext:value-type="float">
            <text:p>0,007749</text:p>
          </table:table-cell>
          <table:table-cell table:formula="of:=ROUND(100*[.B9];0)" office:value-type="float" office:value="1" calcext:value-type="float">
            <text:p>1</text:p>
          </table:table-cell>
          <table:table-cell table:formula="of:=ROUND([.B9]*256;0)" office:value-type="float" office:value="2" calcext:value-type="float">
            <text:p>2</text:p>
          </table:table-cell>
          <table:table-cell table:formula="of:=ROUND([.B9]*32768;0)" office:value-type="float" office:value="254" calcext:value-type="float">
            <text:p>254</text:p>
          </table:table-cell>
          <table:table-cell table:formula="of:=ROUND([.B9]*65536;0)" office:value-type="float" office:value="508" calcext:value-type="float">
            <text:p>50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903.3" office:value-type="float" office:value="0.00885641536588066" calcext:value-type="float">
            <text:p>0,008856</text:p>
          </table:table-cell>
          <table:table-cell table:formula="of:=ROUND(100*[.B10];0)" office:value-type="float" office:value="1" calcext:value-type="float">
            <text:p>1</text:p>
          </table:table-cell>
          <table:table-cell table:formula="of:=ROUND([.B10]*256;0)" office:value-type="float" office:value="2" calcext:value-type="float">
            <text:p>2</text:p>
          </table:table-cell>
          <table:table-cell table:formula="of:=ROUND([.B10]*32768;0)" office:value-type="float" office:value="290" calcext:value-type="float">
            <text:p>290</text:p>
          </table:table-cell>
          <table:table-cell table:formula="of:=ROUND([.B10]*65536;0)"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([.A11]+16)/119;3)" office:value-type="float" office:value="0.0092721220964906" calcext:value-type="float">
            <text:p>0,009272</text:p>
          </table:table-cell>
          <table:table-cell table:formula="of:=ROUND(100*[.B11];0)" office:value-type="float" office:value="1" calcext:value-type="float">
            <text:p>1</text:p>
          </table:table-cell>
          <table:table-cell table:formula="of:=ROUND([.B11]*256;0)" office:value-type="float" office:value="2" calcext:value-type="float">
            <text:p>2</text:p>
          </table:table-cell>
          <table:table-cell table:formula="of:=ROUND([.B11]*32768;0)" office:value-type="float" office:value="304" calcext:value-type="float">
            <text:p>304</text:p>
          </table:table-cell>
          <table:table-cell table:formula="of:=ROUND([.B11]*65536;0)" office:value-type="float" office:value="608" calcext:value-type="float">
            <text:p>60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([.A12]+16)/119;3)" office:value-type="float" office:value="0.0104298763499468" calcext:value-type="float">
            <text:p>0,010430</text:p>
          </table:table-cell>
          <table:table-cell table:formula="of:=ROUND(100*[.B12];0)" office:value-type="float" office:value="1" calcext:value-type="float">
            <text:p>1</text:p>
          </table:table-cell>
          <table:table-cell table:formula="of:=ROUND([.B12]*256;0)" office:value-type="float" office:value="3" calcext:value-type="float">
            <text:p>3</text:p>
          </table:table-cell>
          <table:table-cell table:formula="of:=ROUND([.B12]*32768;0)" office:value-type="float" office:value="342" calcext:value-type="float">
            <text:p>342</text:p>
          </table:table-cell>
          <table:table-cell table:formula="of:=ROUND([.B12]*65536;0)" office:value-type="float" office:value="684" calcext:value-type="float">
            <text:p>68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([.A13]+16)/119;3)" office:value-type="float" office:value="0.0116802034704144" calcext:value-type="float">
            <text:p>0,011680</text:p>
          </table:table-cell>
          <table:table-cell table:formula="of:=ROUND(100*[.B13];0)" office:value-type="float" office:value="1" calcext:value-type="float">
            <text:p>1</text:p>
          </table:table-cell>
          <table:table-cell table:formula="of:=ROUND([.B13]*256;0)" office:value-type="float" office:value="3" calcext:value-type="float">
            <text:p>3</text:p>
          </table:table-cell>
          <table:table-cell table:formula="of:=ROUND([.B13]*32768;0)" office:value-type="float" office:value="383" calcext:value-type="float">
            <text:p>383</text:p>
          </table:table-cell>
          <table:table-cell table:formula="of:=ROUND([.B13]*65536;0)" office:value-type="float" office:value="765" calcext:value-type="float">
            <text:p>765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([.A14]+16)/119;3)" office:value-type="float" office:value="0.0130266639527783" calcext:value-type="float">
            <text:p>0,013027</text:p>
          </table:table-cell>
          <table:table-cell table:formula="of:=ROUND(100*[.B14];0)" office:value-type="float" office:value="1" calcext:value-type="float">
            <text:p>1</text:p>
          </table:table-cell>
          <table:table-cell table:formula="of:=ROUND([.B14]*256;0)" office:value-type="float" office:value="3" calcext:value-type="float">
            <text:p>3</text:p>
          </table:table-cell>
          <table:table-cell table:formula="of:=ROUND([.B14]*32768;0)" office:value-type="float" office:value="427" calcext:value-type="float">
            <text:p>427</text:p>
          </table:table-cell>
          <table:table-cell table:formula="of:=ROUND([.B14]*65536;0)" office:value-type="float" office:value="854" calcext:value-type="float">
            <text:p>854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([.A15]+16)/119;3)" office:value-type="float" office:value="0.0144728182919238" calcext:value-type="float">
            <text:p>0,014473</text:p>
          </table:table-cell>
          <table:table-cell table:formula="of:=ROUND(100*[.B15];0)" office:value-type="float" office:value="1" calcext:value-type="float">
            <text:p>1</text:p>
          </table:table-cell>
          <table:table-cell table:formula="of:=ROUND([.B15]*256;0)" office:value-type="float" office:value="4" calcext:value-type="float">
            <text:p>4</text:p>
          </table:table-cell>
          <table:table-cell table:formula="of:=ROUND([.B15]*32768;0)" office:value-type="float" office:value="474" calcext:value-type="float">
            <text:p>474</text:p>
          </table:table-cell>
          <table:table-cell table:formula="of:=ROUND([.B15]*65536;0)" office:value-type="float" office:value="948" calcext:value-type="float">
            <text:p>94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([.A16]+16)/119;3)" office:value-type="float" office:value="0.0160222269827358" calcext:value-type="float">
            <text:p>0,016022</text:p>
          </table:table-cell>
          <table:table-cell table:formula="of:=ROUND(100*[.B16];0)" office:value-type="float" office:value="2" calcext:value-type="float">
            <text:p>2</text:p>
          </table:table-cell>
          <table:table-cell table:formula="of:=ROUND([.B16]*256;0)" office:value-type="float" office:value="4" calcext:value-type="float">
            <text:p>4</text:p>
          </table:table-cell>
          <table:table-cell table:formula="of:=ROUND([.B16]*32768;0)" office:value-type="float" office:value="525" calcext:value-type="float">
            <text:p>525</text:p>
          </table:table-cell>
          <table:table-cell table:formula="of:=ROUND([.B16]*65536;0)" office:value-type="float" office:value="1050" calcext:value-type="float">
            <text:p>105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([.A17]+16)/119;3)" office:value-type="float" office:value="0.0176784505200993" calcext:value-type="float">
            <text:p>0,017678</text:p>
          </table:table-cell>
          <table:table-cell table:formula="of:=ROUND(100*[.B17];0)" office:value-type="float" office:value="2" calcext:value-type="float">
            <text:p>2</text:p>
          </table:table-cell>
          <table:table-cell table:formula="of:=ROUND([.B17]*256;0)" office:value-type="float" office:value="5" calcext:value-type="float">
            <text:p>5</text:p>
          </table:table-cell>
          <table:table-cell table:formula="of:=ROUND([.B17]*32768;0)" office:value-type="float" office:value="579" calcext:value-type="float">
            <text:p>579</text:p>
          </table:table-cell>
          <table:table-cell table:formula="of:=ROUND([.B17]*65536;0)" office:value-type="float" office:value="1159" calcext:value-type="float">
            <text:p>115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([.A18]+16)/119;3)" office:value-type="float" office:value="0.0194450493988994" calcext:value-type="float">
            <text:p>0,019445</text:p>
          </table:table-cell>
          <table:table-cell table:formula="of:=ROUND(100*[.B18];0)" office:value-type="float" office:value="2" calcext:value-type="float">
            <text:p>2</text:p>
          </table:table-cell>
          <table:table-cell table:formula="of:=ROUND([.B18]*256;0)" office:value-type="float" office:value="5" calcext:value-type="float">
            <text:p>5</text:p>
          </table:table-cell>
          <table:table-cell table:formula="of:=ROUND([.B18]*32768;0)" office:value-type="float" office:value="637" calcext:value-type="float">
            <text:p>637</text:p>
          </table:table-cell>
          <table:table-cell table:formula="of:=ROUND([.B18]*65536;0)" office:value-type="float" office:value="1274" calcext:value-type="float">
            <text:p>1274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([.A19]+16)/119;3)" office:value-type="float" office:value="0.0213255841140213" calcext:value-type="float">
            <text:p>0,021326</text:p>
          </table:table-cell>
          <table:table-cell table:formula="of:=ROUND(100*[.B19];0)" office:value-type="float" office:value="2" calcext:value-type="float">
            <text:p>2</text:p>
          </table:table-cell>
          <table:table-cell table:formula="of:=ROUND([.B19]*256;0)" office:value-type="float" office:value="5" calcext:value-type="float">
            <text:p>5</text:p>
          </table:table-cell>
          <table:table-cell table:formula="of:=ROUND([.B19]*32768;0)" office:value-type="float" office:value="699" calcext:value-type="float">
            <text:p>699</text:p>
          </table:table-cell>
          <table:table-cell table:formula="of:=ROUND([.B19]*65536;0)" office:value-type="float" office:value="1398" calcext:value-type="float">
            <text:p>139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([.A20]+16)/119;3)" office:value-type="float" office:value="0.0233236151603498" calcext:value-type="float">
            <text:p>0,023324</text:p>
          </table:table-cell>
          <table:table-cell table:formula="of:=ROUND(100*[.B20];0)" office:value-type="float" office:value="2" calcext:value-type="float">
            <text:p>2</text:p>
          </table:table-cell>
          <table:table-cell table:formula="of:=ROUND([.B20]*256;0)" office:value-type="float" office:value="6" calcext:value-type="float">
            <text:p>6</text:p>
          </table:table-cell>
          <table:table-cell table:formula="of:=ROUND([.B20]*32768;0)" office:value-type="float" office:value="764" calcext:value-type="float">
            <text:p>764</text:p>
          </table:table-cell>
          <table:table-cell table:formula="of:=ROUND([.B20]*65536;0)" office:value-type="float" office:value="1529" calcext:value-type="float">
            <text:p>1529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([.A21]+16)/119;3)" office:value-type="float" office:value="0.0254427030327702" calcext:value-type="float">
            <text:p>0,025443</text:p>
          </table:table-cell>
          <table:table-cell table:formula="of:=ROUND(100*[.B21];0)" office:value-type="float" office:value="3" calcext:value-type="float">
            <text:p>3</text:p>
          </table:table-cell>
          <table:table-cell table:formula="of:=ROUND([.B21]*256;0)" office:value-type="float" office:value="7" calcext:value-type="float">
            <text:p>7</text:p>
          </table:table-cell>
          <table:table-cell table:formula="of:=ROUND([.B21]*32768;0)" office:value-type="float" office:value="834" calcext:value-type="float">
            <text:p>834</text:p>
          </table:table-cell>
          <table:table-cell table:formula="of:=ROUND([.B21]*65536;0)" office:value-type="float" office:value="1667" calcext:value-type="float">
            <text:p>166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([.A22]+16)/119;3)" office:value-type="float" office:value="0.0276864082261674" calcext:value-type="float">
            <text:p>0,027686</text:p>
          </table:table-cell>
          <table:table-cell table:formula="of:=ROUND(100*[.B22];0)" office:value-type="float" office:value="3" calcext:value-type="float">
            <text:p>3</text:p>
          </table:table-cell>
          <table:table-cell table:formula="of:=ROUND([.B22]*256;0)" office:value-type="float" office:value="7" calcext:value-type="float">
            <text:p>7</text:p>
          </table:table-cell>
          <table:table-cell table:formula="of:=ROUND([.B22]*32768;0)" office:value-type="float" office:value="907" calcext:value-type="float">
            <text:p>907</text:p>
          </table:table-cell>
          <table:table-cell table:formula="of:=ROUND([.B22]*65536;0)" office:value-type="float" office:value="1814" calcext:value-type="float">
            <text:p>181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([.A23]+16)/119;3)" office:value-type="float" office:value="0.0300582912354264" calcext:value-type="float">
            <text:p>0,030058</text:p>
          </table:table-cell>
          <table:table-cell table:formula="of:=ROUND(100*[.B23];0)" office:value-type="float" office:value="3" calcext:value-type="float">
            <text:p>3</text:p>
          </table:table-cell>
          <table:table-cell table:formula="of:=ROUND([.B23]*256;0)" office:value-type="float" office:value="8" calcext:value-type="float">
            <text:p>8</text:p>
          </table:table-cell>
          <table:table-cell table:formula="of:=ROUND([.B23]*32768;0)" office:value-type="float" office:value="985" calcext:value-type="float">
            <text:p>985</text:p>
          </table:table-cell>
          <table:table-cell table:formula="of:=ROUND([.B23]*65536;0)" office:value-type="float" office:value="1970" calcext:value-type="float">
            <text:p>197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([.A24]+16)/119;3)" office:value-type="float" office:value="0.0325619125554324" calcext:value-type="float">
            <text:p>0,032562</text:p>
          </table:table-cell>
          <table:table-cell table:formula="of:=ROUND(100*[.B24];0)" office:value-type="float" office:value="3" calcext:value-type="float">
            <text:p>3</text:p>
          </table:table-cell>
          <table:table-cell table:formula="of:=ROUND([.B24]*256;0)" office:value-type="float" office:value="8" calcext:value-type="float">
            <text:p>8</text:p>
          </table:table-cell>
          <table:table-cell table:formula="of:=ROUND([.B24]*32768;0)" office:value-type="float" office:value="1067" calcext:value-type="float">
            <text:p>1067</text:p>
          </table:table-cell>
          <table:table-cell table:formula="of:=ROUND([.B24]*65536;0)" office:value-type="float" office:value="2134" calcext:value-type="float">
            <text:p>213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([.A25]+16)/119;3)" office:value-type="float" office:value="0.0352008326810704" calcext:value-type="float">
            <text:p>0,035201</text:p>
          </table:table-cell>
          <table:table-cell table:formula="of:=ROUND(100*[.B25];0)" office:value-type="float" office:value="4" calcext:value-type="float">
            <text:p>4</text:p>
          </table:table-cell>
          <table:table-cell table:formula="of:=ROUND([.B25]*256;0)" office:value-type="float" office:value="9" calcext:value-type="float">
            <text:p>9</text:p>
          </table:table-cell>
          <table:table-cell table:formula="of:=ROUND([.B25]*32768;0)" office:value-type="float" office:value="1153" calcext:value-type="float">
            <text:p>1153</text:p>
          </table:table-cell>
          <table:table-cell table:formula="of:=ROUND([.B25]*65536;0)" office:value-type="float" office:value="2307" calcext:value-type="float">
            <text:p>2307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([.A26]+16)/119;3)" office:value-type="float" office:value="0.0379786121072255" calcext:value-type="float">
            <text:p>0,037979</text:p>
          </table:table-cell>
          <table:table-cell table:formula="of:=ROUND(100*[.B26];0)" office:value-type="float" office:value="4" calcext:value-type="float">
            <text:p>4</text:p>
          </table:table-cell>
          <table:table-cell table:formula="of:=ROUND([.B26]*256;0)" office:value-type="float" office:value="10" calcext:value-type="float">
            <text:p>10</text:p>
          </table:table-cell>
          <table:table-cell table:formula="of:=ROUND([.B26]*32768;0)" office:value-type="float" office:value="1244" calcext:value-type="float">
            <text:p>1244</text:p>
          </table:table-cell>
          <table:table-cell table:formula="of:=ROUND([.B26]*65536;0)" office:value-type="float" office:value="2489" calcext:value-type="float">
            <text:p>2489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([.A27]+16)/119;3)" office:value-type="float" office:value="0.0408988113287826" calcext:value-type="float">
            <text:p>0,040899</text:p>
          </table:table-cell>
          <table:table-cell table:formula="of:=ROUND(100*[.B27];0)" office:value-type="float" office:value="4" calcext:value-type="float">
            <text:p>4</text:p>
          </table:table-cell>
          <table:table-cell table:formula="of:=ROUND([.B27]*256;0)" office:value-type="float" office:value="10" calcext:value-type="float">
            <text:p>10</text:p>
          </table:table-cell>
          <table:table-cell table:formula="of:=ROUND([.B27]*32768;0)" office:value-type="float" office:value="1340" calcext:value-type="float">
            <text:p>1340</text:p>
          </table:table-cell>
          <table:table-cell table:formula="of:=ROUND([.B27]*65536;0)" office:value-type="float" office:value="2680" calcext:value-type="float">
            <text:p>268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([.A28]+16)/119;3)" office:value-type="float" office:value="0.0439649908406269" calcext:value-type="float">
            <text:p>0,043965</text:p>
          </table:table-cell>
          <table:table-cell table:formula="of:=ROUND(100*[.B28];0)" office:value-type="float" office:value="4" calcext:value-type="float">
            <text:p>4</text:p>
          </table:table-cell>
          <table:table-cell table:formula="of:=ROUND([.B28]*256;0)" office:value-type="float" office:value="11" calcext:value-type="float">
            <text:p>11</text:p>
          </table:table-cell>
          <table:table-cell table:formula="of:=ROUND([.B28]*32768;0)" office:value-type="float" office:value="1441" calcext:value-type="float">
            <text:p>1441</text:p>
          </table:table-cell>
          <table:table-cell table:formula="of:=ROUND([.B28]*65536;0)" office:value-type="float" office:value="2881" calcext:value-type="float">
            <text:p>288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([.A29]+16)/119;3)" office:value-type="float" office:value="0.0471807111376434" calcext:value-type="float">
            <text:p>0,047181</text:p>
          </table:table-cell>
          <table:table-cell table:formula="of:=ROUND(100*[.B29];0)" office:value-type="float" office:value="5" calcext:value-type="float">
            <text:p>5</text:p>
          </table:table-cell>
          <table:table-cell table:formula="of:=ROUND([.B29]*256;0)" office:value-type="float" office:value="12" calcext:value-type="float">
            <text:p>12</text:p>
          </table:table-cell>
          <table:table-cell table:formula="of:=ROUND([.B29]*32768;0)" office:value-type="float" office:value="1546" calcext:value-type="float">
            <text:p>1546</text:p>
          </table:table-cell>
          <table:table-cell table:formula="of:=ROUND([.B29]*65536;0)" office:value-type="float" office:value="3092" calcext:value-type="float">
            <text:p>309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([.A30]+16)/119;3)" office:value-type="float" office:value="0.0505495327147171" calcext:value-type="float">
            <text:p>0,050550</text:p>
          </table:table-cell>
          <table:table-cell table:formula="of:=ROUND(100*[.B30];0)" office:value-type="float" office:value="5" calcext:value-type="float">
            <text:p>5</text:p>
          </table:table-cell>
          <table:table-cell table:formula="of:=ROUND([.B30]*256;0)" office:value-type="float" office:value="13" calcext:value-type="float">
            <text:p>13</text:p>
          </table:table-cell>
          <table:table-cell table:formula="of:=ROUND([.B30]*32768;0)" office:value-type="float" office:value="1656" calcext:value-type="float">
            <text:p>1656</text:p>
          </table:table-cell>
          <table:table-cell table:formula="of:=ROUND([.B30]*65536;0)" office:value-type="float" office:value="3313" calcext:value-type="float">
            <text:p>3313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([.A31]+16)/119;3)" office:value-type="float" office:value="0.0540750160667332" calcext:value-type="float">
            <text:p>0,054075</text:p>
          </table:table-cell>
          <table:table-cell table:formula="of:=ROUND(100*[.B31];0)" office:value-type="float" office:value="5" calcext:value-type="float">
            <text:p>5</text:p>
          </table:table-cell>
          <table:table-cell table:formula="of:=ROUND([.B31]*256;0)" office:value-type="float" office:value="14" calcext:value-type="float">
            <text:p>14</text:p>
          </table:table-cell>
          <table:table-cell table:formula="of:=ROUND([.B31]*32768;0)" office:value-type="float" office:value="1772" calcext:value-type="float">
            <text:p>1772</text:p>
          </table:table-cell>
          <table:table-cell table:formula="of:=ROUND([.B31]*65536;0)" office:value-type="float" office:value="3544" calcext:value-type="float">
            <text:p>3544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([.A32]+16)/119;3)" office:value-type="float" office:value="0.0577607216885766" calcext:value-type="float">
            <text:p>0,057761</text:p>
          </table:table-cell>
          <table:table-cell table:formula="of:=ROUND(100*[.B32];0)" office:value-type="float" office:value="6" calcext:value-type="float">
            <text:p>6</text:p>
          </table:table-cell>
          <table:table-cell table:formula="of:=ROUND([.B32]*256;0)" office:value-type="float" office:value="15" calcext:value-type="float">
            <text:p>15</text:p>
          </table:table-cell>
          <table:table-cell table:formula="of:=ROUND([.B32]*32768;0)" office:value-type="float" office:value="1893" calcext:value-type="float">
            <text:p>1893</text:p>
          </table:table-cell>
          <table:table-cell table:formula="of:=ROUND([.B32]*65536;0)" office:value-type="float" office:value="3785" calcext:value-type="float">
            <text:p>3785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([.A33]+16)/119;3)" office:value-type="float" office:value="0.0616102100751324" calcext:value-type="float">
            <text:p>0,061610</text:p>
          </table:table-cell>
          <table:table-cell table:formula="of:=ROUND(100*[.B33];0)" office:value-type="float" office:value="6" calcext:value-type="float">
            <text:p>6</text:p>
          </table:table-cell>
          <table:table-cell table:formula="of:=ROUND([.B33]*256;0)" office:value-type="float" office:value="16" calcext:value-type="float">
            <text:p>16</text:p>
          </table:table-cell>
          <table:table-cell table:formula="of:=ROUND([.B33]*32768;0)" office:value-type="float" office:value="2019" calcext:value-type="float">
            <text:p>2019</text:p>
          </table:table-cell>
          <table:table-cell table:formula="of:=ROUND([.B33]*65536;0)" office:value-type="float" office:value="4038" calcext:value-type="float">
            <text:p>4038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([.A34]+16)/119;3)" office:value-type="float" office:value="0.0656270417212857" calcext:value-type="float">
            <text:p>0,065627</text:p>
          </table:table-cell>
          <table:table-cell table:formula="of:=ROUND(100*[.B34];0)" office:value-type="float" office:value="7" calcext:value-type="float">
            <text:p>7</text:p>
          </table:table-cell>
          <table:table-cell table:formula="of:=ROUND([.B34]*256;0)" office:value-type="float" office:value="17" calcext:value-type="float">
            <text:p>17</text:p>
          </table:table-cell>
          <table:table-cell table:formula="of:=ROUND([.B34]*32768;0)" office:value-type="float" office:value="2150" calcext:value-type="float">
            <text:p>2150</text:p>
          </table:table-cell>
          <table:table-cell table:formula="of:=ROUND([.B34]*65536;0)" office:value-type="float" office:value="4301" calcext:value-type="float">
            <text:p>430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([.A35]+16)/119;3)" office:value-type="float" office:value="0.0698147771219214" calcext:value-type="float">
            <text:p>0,069815</text:p>
          </table:table-cell>
          <table:table-cell table:formula="of:=ROUND(100*[.B35];0)" office:value-type="float" office:value="7" calcext:value-type="float">
            <text:p>7</text:p>
          </table:table-cell>
          <table:table-cell table:formula="of:=ROUND([.B35]*256;0)" office:value-type="float" office:value="18" calcext:value-type="float">
            <text:p>18</text:p>
          </table:table-cell>
          <table:table-cell table:formula="of:=ROUND([.B35]*32768;0)" office:value-type="float" office:value="2288" calcext:value-type="float">
            <text:p>2288</text:p>
          </table:table-cell>
          <table:table-cell table:formula="of:=ROUND([.B35]*65536;0)" office:value-type="float" office:value="4575" calcext:value-type="float">
            <text:p>4575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([.A36]+16)/119;3)" office:value-type="float" office:value="0.0741769767719248" calcext:value-type="float">
            <text:p>0,074177</text:p>
          </table:table-cell>
          <table:table-cell table:formula="of:=ROUND(100*[.B36];0)" office:value-type="float" office:value="7" calcext:value-type="float">
            <text:p>7</text:p>
          </table:table-cell>
          <table:table-cell table:formula="of:=ROUND([.B36]*256;0)" office:value-type="float" office:value="19" calcext:value-type="float">
            <text:p>19</text:p>
          </table:table-cell>
          <table:table-cell table:formula="of:=ROUND([.B36]*32768;0)" office:value-type="float" office:value="2431" calcext:value-type="float">
            <text:p>2431</text:p>
          </table:table-cell>
          <table:table-cell table:formula="of:=ROUND([.B36]*65536;0)" office:value-type="float" office:value="4861" calcext:value-type="float">
            <text:p>486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([.A37]+16)/119;3)" office:value-type="float" office:value="0.0787172011661808" calcext:value-type="float">
            <text:p>0,078717</text:p>
          </table:table-cell>
          <table:table-cell table:formula="of:=ROUND(100*[.B37];0)" office:value-type="float" office:value="8" calcext:value-type="float">
            <text:p>8</text:p>
          </table:table-cell>
          <table:table-cell table:formula="of:=ROUND([.B37]*256;0)" office:value-type="float" office:value="20" calcext:value-type="float">
            <text:p>20</text:p>
          </table:table-cell>
          <table:table-cell table:formula="of:=ROUND([.B37]*32768;0)" office:value-type="float" office:value="2579" calcext:value-type="float">
            <text:p>2579</text:p>
          </table:table-cell>
          <table:table-cell table:formula="of:=ROUND([.B37]*65536;0)" office:value-type="float" office:value="5159" calcext:value-type="float">
            <text:p>5159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([.A38]+16)/119;3)" office:value-type="float" office:value="0.0834390107995744" calcext:value-type="float">
            <text:p>0,083439</text:p>
          </table:table-cell>
          <table:table-cell table:formula="of:=ROUND(100*[.B38];0)" office:value-type="float" office:value="8" calcext:value-type="float">
            <text:p>8</text:p>
          </table:table-cell>
          <table:table-cell table:formula="of:=ROUND([.B38]*256;0)" office:value-type="float" office:value="21" calcext:value-type="float">
            <text:p>21</text:p>
          </table:table-cell>
          <table:table-cell table:formula="of:=ROUND([.B38]*32768;0)" office:value-type="float" office:value="2734" calcext:value-type="float">
            <text:p>2734</text:p>
          </table:table-cell>
          <table:table-cell table:formula="of:=ROUND([.B38]*65536;0)" office:value-type="float" office:value="5468" calcext:value-type="float">
            <text:p>5468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([.A39]+16)/119;3)" office:value-type="float" office:value="0.0883459661669908" calcext:value-type="float">
            <text:p>0,088346</text:p>
          </table:table-cell>
          <table:table-cell table:formula="of:=ROUND(100*[.B39];0)" office:value-type="float" office:value="9" calcext:value-type="float">
            <text:p>9</text:p>
          </table:table-cell>
          <table:table-cell table:formula="of:=ROUND([.B39]*256;0)" office:value-type="float" office:value="23" calcext:value-type="float">
            <text:p>23</text:p>
          </table:table-cell>
          <table:table-cell table:formula="of:=ROUND([.B39]*32768;0)" office:value-type="float" office:value="2895" calcext:value-type="float">
            <text:p>2895</text:p>
          </table:table-cell>
          <table:table-cell table:formula="of:=ROUND([.B39]*65536;0)" office:value-type="float" office:value="5790" calcext:value-type="float">
            <text:p>5790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([.A40]+16)/119;3)" office:value-type="float" office:value="0.0934416277633149" calcext:value-type="float">
            <text:p>0,093442</text:p>
          </table:table-cell>
          <table:table-cell table:formula="of:=ROUND(100*[.B40];0)" office:value-type="float" office:value="9" calcext:value-type="float">
            <text:p>9</text:p>
          </table:table-cell>
          <table:table-cell table:formula="of:=ROUND([.B40]*256;0)" office:value-type="float" office:value="24" calcext:value-type="float">
            <text:p>24</text:p>
          </table:table-cell>
          <table:table-cell table:formula="of:=ROUND([.B40]*32768;0)" office:value-type="float" office:value="3062" calcext:value-type="float">
            <text:p>3062</text:p>
          </table:table-cell>
          <table:table-cell table:formula="of:=ROUND([.B40]*65536;0)" office:value-type="float" office:value="6124" calcext:value-type="float">
            <text:p>6124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([.A41]+16)/119;3)" office:value-type="float" office:value="0.0987295560834319" calcext:value-type="float">
            <text:p>0,098730</text:p>
          </table:table-cell>
          <table:table-cell table:formula="of:=ROUND(100*[.B41];0)" office:value-type="float" office:value="10" calcext:value-type="float">
            <text:p>10</text:p>
          </table:table-cell>
          <table:table-cell table:formula="of:=ROUND([.B41]*256;0)" office:value-type="float" office:value="25" calcext:value-type="float">
            <text:p>25</text:p>
          </table:table-cell>
          <table:table-cell table:formula="of:=ROUND([.B41]*32768;0)" office:value-type="float" office:value="3235" calcext:value-type="float">
            <text:p>3235</text:p>
          </table:table-cell>
          <table:table-cell table:formula="of:=ROUND([.B41]*65536;0)" office:value-type="float" office:value="6470" calcext:value-type="float">
            <text:p>6470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([.A42]+16)/119;3)" office:value-type="float" office:value="0.104213311622227" calcext:value-type="float">
            <text:p>0,104213</text:p>
          </table:table-cell>
          <table:table-cell table:formula="of:=ROUND(100*[.B42];0)" office:value-type="float" office:value="10" calcext:value-type="float">
            <text:p>10</text:p>
          </table:table-cell>
          <table:table-cell table:formula="of:=ROUND([.B42]*256;0)" office:value-type="float" office:value="27" calcext:value-type="float">
            <text:p>27</text:p>
          </table:table-cell>
          <table:table-cell table:formula="of:=ROUND([.B42]*32768;0)" office:value-type="float" office:value="3415" calcext:value-type="float">
            <text:p>3415</text:p>
          </table:table-cell>
          <table:table-cell table:formula="of:=ROUND([.B42]*65536;0)" office:value-type="float" office:value="6830" calcext:value-type="float">
            <text:p>6830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POWER(([.A43]+16)/119;3)" office:value-type="float" office:value="0.109896454874585" calcext:value-type="float">
            <text:p>0,109896</text:p>
          </table:table-cell>
          <table:table-cell table:formula="of:=ROUND(100*[.B43];0)" office:value-type="float" office:value="11" calcext:value-type="float">
            <text:p>11</text:p>
          </table:table-cell>
          <table:table-cell table:formula="of:=ROUND([.B43]*256;0)" office:value-type="float" office:value="28" calcext:value-type="float">
            <text:p>28</text:p>
          </table:table-cell>
          <table:table-cell table:formula="of:=ROUND([.B43]*32768;0)" office:value-type="float" office:value="3601" calcext:value-type="float">
            <text:p>3601</text:p>
          </table:table-cell>
          <table:table-cell table:formula="of:=ROUND([.B43]*65536;0)" office:value-type="float" office:value="7202" calcext:value-type="float">
            <text:p>7202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POWER(([.A44]+16)/119;3)" office:value-type="float" office:value="0.11578254633539" calcext:value-type="float">
            <text:p>0,115783</text:p>
          </table:table-cell>
          <table:table-cell table:formula="of:=ROUND(100*[.B44];0)" office:value-type="float" office:value="12" calcext:value-type="float">
            <text:p>12</text:p>
          </table:table-cell>
          <table:table-cell table:formula="of:=ROUND([.B44]*256;0)" office:value-type="float" office:value="30" calcext:value-type="float">
            <text:p>30</text:p>
          </table:table-cell>
          <table:table-cell table:formula="of:=ROUND([.B44]*32768;0)" office:value-type="float" office:value="3794" calcext:value-type="float">
            <text:p>3794</text:p>
          </table:table-cell>
          <table:table-cell table:formula="of:=ROUND([.B44]*65536;0)" office:value-type="float" office:value="7588" calcext:value-type="float">
            <text:p>7588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POWER(([.A45]+16)/119;3)" office:value-type="float" office:value="0.121875146499529" calcext:value-type="float">
            <text:p>0,121875</text:p>
          </table:table-cell>
          <table:table-cell table:formula="of:=ROUND(100*[.B45];0)" office:value-type="float" office:value="12" calcext:value-type="float">
            <text:p>12</text:p>
          </table:table-cell>
          <table:table-cell table:formula="of:=ROUND([.B45]*256;0)" office:value-type="float" office:value="31" calcext:value-type="float">
            <text:p>31</text:p>
          </table:table-cell>
          <table:table-cell table:formula="of:=ROUND([.B45]*32768;0)" office:value-type="float" office:value="3994" calcext:value-type="float">
            <text:p>3994</text:p>
          </table:table-cell>
          <table:table-cell table:formula="of:=ROUND([.B45]*65536;0)" office:value-type="float" office:value="7987" calcext:value-type="float">
            <text:p>7987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POWER(([.A46]+16)/119;3)" office:value-type="float" office:value="0.128177815861886" calcext:value-type="float">
            <text:p>0,128178</text:p>
          </table:table-cell>
          <table:table-cell table:formula="of:=ROUND(100*[.B46];0)" office:value-type="float" office:value="13" calcext:value-type="float">
            <text:p>13</text:p>
          </table:table-cell>
          <table:table-cell table:formula="of:=ROUND([.B46]*256;0)" office:value-type="float" office:value="33" calcext:value-type="float">
            <text:p>33</text:p>
          </table:table-cell>
          <table:table-cell table:formula="of:=ROUND([.B46]*32768;0)" office:value-type="float" office:value="4200" calcext:value-type="float">
            <text:p>4200</text:p>
          </table:table-cell>
          <table:table-cell table:formula="of:=ROUND([.B46]*65536;0)" office:value-type="float" office:value="8400" calcext:value-type="float">
            <text:p>840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POWER(([.A47]+16)/119;3)" office:value-type="float" office:value="0.134694114917346" calcext:value-type="float">
            <text:p>0,134694</text:p>
          </table:table-cell>
          <table:table-cell table:formula="of:=ROUND(100*[.B47];0)" office:value-type="float" office:value="13" calcext:value-type="float">
            <text:p>13</text:p>
          </table:table-cell>
          <table:table-cell table:formula="of:=ROUND([.B47]*256;0)" office:value-type="float" office:value="34" calcext:value-type="float">
            <text:p>34</text:p>
          </table:table-cell>
          <table:table-cell table:formula="of:=ROUND([.B47]*32768;0)" office:value-type="float" office:value="4414" calcext:value-type="float">
            <text:p>4414</text:p>
          </table:table-cell>
          <table:table-cell table:formula="of:=ROUND([.B47]*65536;0)" office:value-type="float" office:value="8827" calcext:value-type="float">
            <text:p>8827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POWER(([.A48]+16)/119;3)" office:value-type="float" office:value="0.141427604160794" calcext:value-type="float">
            <text:p>0,141428</text:p>
          </table:table-cell>
          <table:table-cell table:formula="of:=ROUND(100*[.B48];0)" office:value-type="float" office:value="14" calcext:value-type="float">
            <text:p>14</text:p>
          </table:table-cell>
          <table:table-cell table:formula="of:=ROUND([.B48]*256;0)" office:value-type="float" office:value="36" calcext:value-type="float">
            <text:p>36</text:p>
          </table:table-cell>
          <table:table-cell table:formula="of:=ROUND([.B48]*32768;0)" office:value-type="float" office:value="4634" calcext:value-type="float">
            <text:p>4634</text:p>
          </table:table-cell>
          <table:table-cell table:formula="of:=ROUND([.B48]*65536;0)" office:value-type="float" office:value="9269" calcext:value-type="float">
            <text:p>9269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POWER(([.A49]+16)/119;3)" office:value-type="float" office:value="0.148381844087116" calcext:value-type="float">
            <text:p>0,148382</text:p>
          </table:table-cell>
          <table:table-cell table:formula="of:=ROUND(100*[.B49];0)" office:value-type="float" office:value="15" calcext:value-type="float">
            <text:p>15</text:p>
          </table:table-cell>
          <table:table-cell table:formula="of:=ROUND([.B49]*256;0)" office:value-type="float" office:value="38" calcext:value-type="float">
            <text:p>38</text:p>
          </table:table-cell>
          <table:table-cell table:formula="of:=ROUND([.B49]*32768;0)" office:value-type="float" office:value="4862" calcext:value-type="float">
            <text:p>4862</text:p>
          </table:table-cell>
          <table:table-cell table:formula="of:=ROUND([.B49]*65536;0)" office:value-type="float" office:value="9724" calcext:value-type="float">
            <text:p>9724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POWER(([.A50]+16)/119;3)" office:value-type="float" office:value="0.155560395191196" calcext:value-type="float">
            <text:p>0,155560</text:p>
          </table:table-cell>
          <table:table-cell table:formula="of:=ROUND(100*[.B50];0)" office:value-type="float" office:value="16" calcext:value-type="float">
            <text:p>16</text:p>
          </table:table-cell>
          <table:table-cell table:formula="of:=ROUND([.B50]*256;0)" office:value-type="float" office:value="40" calcext:value-type="float">
            <text:p>40</text:p>
          </table:table-cell>
          <table:table-cell table:formula="of:=ROUND([.B50]*32768;0)" office:value-type="float" office:value="5097" calcext:value-type="float">
            <text:p>5097</text:p>
          </table:table-cell>
          <table:table-cell table:formula="of:=ROUND([.B50]*65536;0)" office:value-type="float" office:value="10195" calcext:value-type="float">
            <text:p>10195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POWER(([.A51]+16)/119;3)" office:value-type="float" office:value="0.162966817967919" calcext:value-type="float">
            <text:p>0,162967</text:p>
          </table:table-cell>
          <table:table-cell table:formula="of:=ROUND(100*[.B51];0)" office:value-type="float" office:value="16" calcext:value-type="float">
            <text:p>16</text:p>
          </table:table-cell>
          <table:table-cell table:formula="of:=ROUND([.B51]*256;0)" office:value-type="float" office:value="42" calcext:value-type="float">
            <text:p>42</text:p>
          </table:table-cell>
          <table:table-cell table:formula="of:=ROUND([.B51]*32768;0)" office:value-type="float" office:value="5340" calcext:value-type="float">
            <text:p>5340</text:p>
          </table:table-cell>
          <table:table-cell table:formula="of:=ROUND([.B51]*65536;0)" office:value-type="float" office:value="10680" calcext:value-type="float">
            <text:p>10680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POWER(([.A52]+16)/119;3)" office:value-type="float" office:value="0.17060467291217" calcext:value-type="float">
            <text:p>0,170605</text:p>
          </table:table-cell>
          <table:table-cell table:formula="of:=ROUND(100*[.B52];0)" office:value-type="float" office:value="17" calcext:value-type="float">
            <text:p>17</text:p>
          </table:table-cell>
          <table:table-cell table:formula="of:=ROUND([.B52]*256;0)" office:value-type="float" office:value="44" calcext:value-type="float">
            <text:p>44</text:p>
          </table:table-cell>
          <table:table-cell table:formula="of:=ROUND([.B52]*32768;0)" office:value-type="float" office:value="5590" calcext:value-type="float">
            <text:p>5590</text:p>
          </table:table-cell>
          <table:table-cell table:formula="of:=ROUND([.B52]*65536;0)" office:value-type="float" office:value="11181" calcext:value-type="float">
            <text:p>1118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POWER(([.A53]+16)/119;3)" office:value-type="float" office:value="0.178477520518835" calcext:value-type="float">
            <text:p>0,178478</text:p>
          </table:table-cell>
          <table:table-cell table:formula="of:=ROUND(100*[.B53];0)" office:value-type="float" office:value="18" calcext:value-type="float">
            <text:p>18</text:p>
          </table:table-cell>
          <table:table-cell table:formula="of:=ROUND([.B53]*256;0)" office:value-type="float" office:value="46" calcext:value-type="float">
            <text:p>46</text:p>
          </table:table-cell>
          <table:table-cell table:formula="of:=ROUND([.B53]*32768;0)" office:value-type="float" office:value="5848" calcext:value-type="float">
            <text:p>5848</text:p>
          </table:table-cell>
          <table:table-cell table:formula="of:=ROUND([.B53]*65536;0)" office:value-type="float" office:value="11697" calcext:value-type="float">
            <text:p>11697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POWER(([.A54]+16)/119;3)" office:value-type="float" office:value="0.186588921282799" calcext:value-type="float">
            <text:p>0,186589</text:p>
          </table:table-cell>
          <table:table-cell table:formula="of:=ROUND(100*[.B54];0)" office:value-type="float" office:value="19" calcext:value-type="float">
            <text:p>19</text:p>
          </table:table-cell>
          <table:table-cell table:formula="of:=ROUND([.B54]*256;0)" office:value-type="float" office:value="48" calcext:value-type="float">
            <text:p>48</text:p>
          </table:table-cell>
          <table:table-cell table:formula="of:=ROUND([.B54]*32768;0)" office:value-type="float" office:value="6114" calcext:value-type="float">
            <text:p>6114</text:p>
          </table:table-cell>
          <table:table-cell table:formula="of:=ROUND([.B54]*65536;0)" office:value-type="float" office:value="12228" calcext:value-type="float">
            <text:p>12228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POWER(([.A55]+16)/119;3)" office:value-type="float" office:value="0.194942435698946" calcext:value-type="float">
            <text:p>0,194942</text:p>
          </table:table-cell>
          <table:table-cell table:formula="of:=ROUND(100*[.B55];0)" office:value-type="float" office:value="19" calcext:value-type="float">
            <text:p>19</text:p>
          </table:table-cell>
          <table:table-cell table:formula="of:=ROUND([.B55]*256;0)" office:value-type="float" office:value="50" calcext:value-type="float">
            <text:p>50</text:p>
          </table:table-cell>
          <table:table-cell table:formula="of:=ROUND([.B55]*32768;0)" office:value-type="float" office:value="6388" calcext:value-type="float">
            <text:p>6388</text:p>
          </table:table-cell>
          <table:table-cell table:formula="of:=ROUND([.B55]*65536;0)" office:value-type="float" office:value="12776" calcext:value-type="float">
            <text:p>12776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POWER(([.A56]+16)/119;3)" office:value-type="float" office:value="0.203541624262162" calcext:value-type="float">
            <text:p>0,203542</text:p>
          </table:table-cell>
          <table:table-cell table:formula="of:=ROUND(100*[.B56];0)" office:value-type="float" office:value="20" calcext:value-type="float">
            <text:p>20</text:p>
          </table:table-cell>
          <table:table-cell table:formula="of:=ROUND([.B56]*256;0)" office:value-type="float" office:value="52" calcext:value-type="float">
            <text:p>52</text:p>
          </table:table-cell>
          <table:table-cell table:formula="of:=ROUND([.B56]*32768;0)" office:value-type="float" office:value="6670" calcext:value-type="float">
            <text:p>6670</text:p>
          </table:table-cell>
          <table:table-cell table:formula="of:=ROUND([.B56]*65536;0)" office:value-type="float" office:value="13339" calcext:value-type="float">
            <text:p>13339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POWER(([.A57]+16)/119;3)" office:value-type="float" office:value="0.212390047467331" calcext:value-type="float">
            <text:p>0,212390</text:p>
          </table:table-cell>
          <table:table-cell table:formula="of:=ROUND(100*[.B57];0)" office:value-type="float" office:value="21" calcext:value-type="float">
            <text:p>21</text:p>
          </table:table-cell>
          <table:table-cell table:formula="of:=ROUND([.B57]*256;0)" office:value-type="float" office:value="54" calcext:value-type="float">
            <text:p>54</text:p>
          </table:table-cell>
          <table:table-cell table:formula="of:=ROUND([.B57]*32768;0)" office:value-type="float" office:value="6960" calcext:value-type="float">
            <text:p>6960</text:p>
          </table:table-cell>
          <table:table-cell table:formula="of:=ROUND([.B57]*65536;0)" office:value-type="float" office:value="13919" calcext:value-type="float">
            <text:p>13919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POWER(([.A58]+16)/119;3)" office:value-type="float" office:value="0.221491265809339" calcext:value-type="float">
            <text:p>0,221491</text:p>
          </table:table-cell>
          <table:table-cell table:formula="of:=ROUND(100*[.B58];0)" office:value-type="float" office:value="22" calcext:value-type="float">
            <text:p>22</text:p>
          </table:table-cell>
          <table:table-cell table:formula="of:=ROUND([.B58]*256;0)" office:value-type="float" office:value="57" calcext:value-type="float">
            <text:p>57</text:p>
          </table:table-cell>
          <table:table-cell table:formula="of:=ROUND([.B58]*32768;0)" office:value-type="float" office:value="7258" calcext:value-type="float">
            <text:p>7258</text:p>
          </table:table-cell>
          <table:table-cell table:formula="of:=ROUND([.B58]*65536;0)" office:value-type="float" office:value="14516" calcext:value-type="float">
            <text:p>14516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POWER(([.A59]+16)/119;3)" office:value-type="float" office:value="0.230848839783071" calcext:value-type="float">
            <text:p>0,230849</text:p>
          </table:table-cell>
          <table:table-cell table:formula="of:=ROUND(100*[.B59];0)" office:value-type="float" office:value="23" calcext:value-type="float">
            <text:p>23</text:p>
          </table:table-cell>
          <table:table-cell table:formula="of:=ROUND([.B59]*256;0)" office:value-type="float" office:value="59" calcext:value-type="float">
            <text:p>59</text:p>
          </table:table-cell>
          <table:table-cell table:formula="of:=ROUND([.B59]*32768;0)" office:value-type="float" office:value="7564" calcext:value-type="float">
            <text:p>7564</text:p>
          </table:table-cell>
          <table:table-cell table:formula="of:=ROUND([.B59]*65536;0)" office:value-type="float" office:value="15129" calcext:value-type="float">
            <text:p>15129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POWER(([.A60]+16)/119;3)" office:value-type="float" office:value="0.240466329883412" calcext:value-type="float">
            <text:p>0,240466</text:p>
          </table:table-cell>
          <table:table-cell table:formula="of:=ROUND(100*[.B60];0)" office:value-type="float" office:value="24" calcext:value-type="float">
            <text:p>24</text:p>
          </table:table-cell>
          <table:table-cell table:formula="of:=ROUND([.B60]*256;0)" office:value-type="float" office:value="62" calcext:value-type="float">
            <text:p>62</text:p>
          </table:table-cell>
          <table:table-cell table:formula="of:=ROUND([.B60]*32768;0)" office:value-type="float" office:value="7880" calcext:value-type="float">
            <text:p>7880</text:p>
          </table:table-cell>
          <table:table-cell table:formula="of:=ROUND([.B60]*65536;0)" office:value-type="float" office:value="15759" calcext:value-type="float">
            <text:p>15759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POWER(([.A61]+16)/119;3)" office:value-type="float" office:value="0.250347296605246" calcext:value-type="float">
            <text:p>0,250347</text:p>
          </table:table-cell>
          <table:table-cell table:formula="of:=ROUND(100*[.B61];0)" office:value-type="float" office:value="25" calcext:value-type="float">
            <text:p>25</text:p>
          </table:table-cell>
          <table:table-cell table:formula="of:=ROUND([.B61]*256;0)" office:value-type="float" office:value="64" calcext:value-type="float">
            <text:p>64</text:p>
          </table:table-cell>
          <table:table-cell table:formula="of:=ROUND([.B61]*32768;0)" office:value-type="float" office:value="8203" calcext:value-type="float">
            <text:p>8203</text:p>
          </table:table-cell>
          <table:table-cell table:formula="of:=ROUND([.B61]*65536;0)" office:value-type="float" office:value="16407" calcext:value-type="float">
            <text:p>16407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POWER(([.A62]+16)/119;3)" office:value-type="float" office:value="0.26049530044346" calcext:value-type="float">
            <text:p>0,260495</text:p>
          </table:table-cell>
          <table:table-cell table:formula="of:=ROUND(100*[.B62];0)" office:value-type="float" office:value="26" calcext:value-type="float">
            <text:p>26</text:p>
          </table:table-cell>
          <table:table-cell table:formula="of:=ROUND([.B62]*256;0)" office:value-type="float" office:value="67" calcext:value-type="float">
            <text:p>67</text:p>
          </table:table-cell>
          <table:table-cell table:formula="of:=ROUND([.B62]*32768;0)" office:value-type="float" office:value="8536" calcext:value-type="float">
            <text:p>8536</text:p>
          </table:table-cell>
          <table:table-cell table:formula="of:=ROUND([.B62]*65536;0)" office:value-type="float" office:value="17072" calcext:value-type="float">
            <text:p>17072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POWER(([.A63]+16)/119;3)" office:value-type="float" office:value="0.270913901892937" calcext:value-type="float">
            <text:p>0,270914</text:p>
          </table:table-cell>
          <table:table-cell table:formula="of:=ROUND(100*[.B63];0)" office:value-type="float" office:value="27" calcext:value-type="float">
            <text:p>27</text:p>
          </table:table-cell>
          <table:table-cell table:formula="of:=ROUND([.B63]*256;0)" office:value-type="float" office:value="69" calcext:value-type="float">
            <text:p>69</text:p>
          </table:table-cell>
          <table:table-cell table:formula="of:=ROUND([.B63]*32768;0)" office:value-type="float" office:value="8877" calcext:value-type="float">
            <text:p>8877</text:p>
          </table:table-cell>
          <table:table-cell table:formula="of:=ROUND([.B63]*65536;0)" office:value-type="float" office:value="17755" calcext:value-type="float">
            <text:p>17755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POWER(([.A64]+16)/119;3)" office:value-type="float" office:value="0.281606661448564" calcext:value-type="float">
            <text:p>0,281607</text:p>
          </table:table-cell>
          <table:table-cell table:formula="of:=ROUND(100*[.B64];0)" office:value-type="float" office:value="28" calcext:value-type="float">
            <text:p>28</text:p>
          </table:table-cell>
          <table:table-cell table:formula="of:=ROUND([.B64]*256;0)" office:value-type="float" office:value="72" calcext:value-type="float">
            <text:p>72</text:p>
          </table:table-cell>
          <table:table-cell table:formula="of:=ROUND([.B64]*32768;0)" office:value-type="float" office:value="9228" calcext:value-type="float">
            <text:p>9228</text:p>
          </table:table-cell>
          <table:table-cell table:formula="of:=ROUND([.B64]*65536;0)" office:value-type="float" office:value="18455" calcext:value-type="float">
            <text:p>18455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POWER(([.A65]+16)/119;3)" office:value-type="float" office:value="0.292577139605224" calcext:value-type="float">
            <text:p>0,292577</text:p>
          </table:table-cell>
          <table:table-cell table:formula="of:=ROUND(100*[.B65];0)" office:value-type="float" office:value="29" calcext:value-type="float">
            <text:p>29</text:p>
          </table:table-cell>
          <table:table-cell table:formula="of:=ROUND([.B65]*256;0)" office:value-type="float" office:value="75" calcext:value-type="float">
            <text:p>75</text:p>
          </table:table-cell>
          <table:table-cell table:formula="of:=ROUND([.B65]*32768;0)" office:value-type="float" office:value="9587" calcext:value-type="float">
            <text:p>9587</text:p>
          </table:table-cell>
          <table:table-cell table:formula="of:=ROUND([.B65]*65536;0)" office:value-type="float" office:value="19174" calcext:value-type="float">
            <text:p>1917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POWER(([.A66]+16)/119;3)" office:value-type="float" office:value="0.303828896857804" calcext:value-type="float">
            <text:p>0,303829</text:p>
          </table:table-cell>
          <table:table-cell table:formula="of:=ROUND(100*[.B66];0)" office:value-type="float" office:value="30" calcext:value-type="float">
            <text:p>30</text:p>
          </table:table-cell>
          <table:table-cell table:formula="of:=ROUND([.B66]*256;0)" office:value-type="float" office:value="78" calcext:value-type="float">
            <text:p>78</text:p>
          </table:table-cell>
          <table:table-cell table:formula="of:=ROUND([.B66]*32768;0)" office:value-type="float" office:value="9956" calcext:value-type="float">
            <text:p>9956</text:p>
          </table:table-cell>
          <table:table-cell table:formula="of:=ROUND([.B66]*65536;0)" office:value-type="float" office:value="19912" calcext:value-type="float">
            <text:p>19912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POWER(([.A67]+16)/119;3)" office:value-type="float" office:value="0.315365493701188" calcext:value-type="float">
            <text:p>0,315365</text:p>
          </table:table-cell>
          <table:table-cell table:formula="of:=ROUND(100*[.B67];0)" office:value-type="float" office:value="32" calcext:value-type="float">
            <text:p>32</text:p>
          </table:table-cell>
          <table:table-cell table:formula="of:=ROUND([.B67]*256;0)" office:value-type="float" office:value="81" calcext:value-type="float">
            <text:p>81</text:p>
          </table:table-cell>
          <table:table-cell table:formula="of:=ROUND([.B67]*32768;0)" office:value-type="float" office:value="10334" calcext:value-type="float">
            <text:p>10334</text:p>
          </table:table-cell>
          <table:table-cell table:formula="of:=ROUND([.B67]*65536;0)" office:value-type="float" office:value="20668" calcext:value-type="float">
            <text:p>20668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POWER(([.A68]+16)/119;3)" office:value-type="float" office:value="0.327190490630261" calcext:value-type="float">
            <text:p>0,327190</text:p>
          </table:table-cell>
          <table:table-cell table:formula="of:=ROUND(100*[.B68];0)" office:value-type="float" office:value="33" calcext:value-type="float">
            <text:p>33</text:p>
          </table:table-cell>
          <table:table-cell table:formula="of:=ROUND([.B68]*256;0)" office:value-type="float" office:value="84" calcext:value-type="float">
            <text:p>84</text:p>
          </table:table-cell>
          <table:table-cell table:formula="of:=ROUND([.B68]*32768;0)" office:value-type="float" office:value="10721" calcext:value-type="float">
            <text:p>10721</text:p>
          </table:table-cell>
          <table:table-cell table:formula="of:=ROUND([.B68]*65536;0)" office:value-type="float" office:value="21443" calcext:value-type="float">
            <text:p>21443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POWER(([.A69]+16)/119;3)" office:value-type="float" office:value="0.339307448139908" calcext:value-type="float">
            <text:p>0,339307</text:p>
          </table:table-cell>
          <table:table-cell table:formula="of:=ROUND(100*[.B69];0)" office:value-type="float" office:value="34" calcext:value-type="float">
            <text:p>34</text:p>
          </table:table-cell>
          <table:table-cell table:formula="of:=ROUND([.B69]*256;0)" office:value-type="float" office:value="87" calcext:value-type="float">
            <text:p>87</text:p>
          </table:table-cell>
          <table:table-cell table:formula="of:=ROUND([.B69]*32768;0)" office:value-type="float" office:value="11118" calcext:value-type="float">
            <text:p>11118</text:p>
          </table:table-cell>
          <table:table-cell table:formula="of:=ROUND([.B69]*65536;0)" office:value-type="float" office:value="22237" calcext:value-type="float">
            <text:p>22237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POWER(([.A70]+16)/119;3)" office:value-type="float" office:value="0.351719926725015" calcext:value-type="float">
            <text:p>0,351720</text:p>
          </table:table-cell>
          <table:table-cell table:formula="of:=ROUND(100*[.B70];0)" office:value-type="float" office:value="35" calcext:value-type="float">
            <text:p>35</text:p>
          </table:table-cell>
          <table:table-cell table:formula="of:=ROUND([.B70]*256;0)" office:value-type="float" office:value="90" calcext:value-type="float">
            <text:p>90</text:p>
          </table:table-cell>
          <table:table-cell table:formula="of:=ROUND([.B70]*32768;0)" office:value-type="float" office:value="11525" calcext:value-type="float">
            <text:p>11525</text:p>
          </table:table-cell>
          <table:table-cell table:formula="of:=ROUND([.B70]*65536;0)" office:value-type="float" office:value="23050" calcext:value-type="float">
            <text:p>23050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POWER(([.A71]+16)/119;3)" office:value-type="float" office:value="0.364431486880466" calcext:value-type="float">
            <text:p>0,364431</text:p>
          </table:table-cell>
          <table:table-cell table:formula="of:=ROUND(100*[.B71];0)" office:value-type="float" office:value="36" calcext:value-type="float">
            <text:p>36</text:p>
          </table:table-cell>
          <table:table-cell table:formula="of:=ROUND([.B71]*256;0)" office:value-type="float" office:value="93" calcext:value-type="float">
            <text:p>93</text:p>
          </table:table-cell>
          <table:table-cell table:formula="of:=ROUND([.B71]*32768;0)" office:value-type="float" office:value="11942" calcext:value-type="float">
            <text:p>11942</text:p>
          </table:table-cell>
          <table:table-cell table:formula="of:=ROUND([.B71]*65536;0)" office:value-type="float" office:value="23883" calcext:value-type="float">
            <text:p>23883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POWER(([.A72]+16)/119;3)" office:value-type="float" office:value="0.377445689101147" calcext:value-type="float">
            <text:p>0,377446</text:p>
          </table:table-cell>
          <table:table-cell table:formula="of:=ROUND(100*[.B72];0)" office:value-type="float" office:value="38" calcext:value-type="float">
            <text:p>38</text:p>
          </table:table-cell>
          <table:table-cell table:formula="of:=ROUND([.B72]*256;0)" office:value-type="float" office:value="97" calcext:value-type="float">
            <text:p>97</text:p>
          </table:table-cell>
          <table:table-cell table:formula="of:=ROUND([.B72]*32768;0)" office:value-type="float" office:value="12368" calcext:value-type="float">
            <text:p>12368</text:p>
          </table:table-cell>
          <table:table-cell table:formula="of:=ROUND([.B72]*65536;0)" office:value-type="float" office:value="24736" calcext:value-type="float">
            <text:p>24736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POWER(([.A73]+16)/119;3)" office:value-type="float" office:value="0.390766093881942" calcext:value-type="float">
            <text:p>0,390766</text:p>
          </table:table-cell>
          <table:table-cell table:formula="of:=ROUND(100*[.B73];0)" office:value-type="float" office:value="39" calcext:value-type="float">
            <text:p>39</text:p>
          </table:table-cell>
          <table:table-cell table:formula="of:=ROUND([.B73]*256;0)" office:value-type="float" office:value="100" calcext:value-type="float">
            <text:p>100</text:p>
          </table:table-cell>
          <table:table-cell table:formula="of:=ROUND([.B73]*32768;0)" office:value-type="float" office:value="12805" calcext:value-type="float">
            <text:p>12805</text:p>
          </table:table-cell>
          <table:table-cell table:formula="of:=ROUND([.B73]*65536;0)" office:value-type="float" office:value="25609" calcext:value-type="float">
            <text:p>25609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POWER(([.A74]+16)/119;3)" office:value-type="float" office:value="0.404396261717737" calcext:value-type="float">
            <text:p>0,404396</text:p>
          </table:table-cell>
          <table:table-cell table:formula="of:=ROUND(100*[.B74];0)" office:value-type="float" office:value="40" calcext:value-type="float">
            <text:p>40</text:p>
          </table:table-cell>
          <table:table-cell table:formula="of:=ROUND([.B74]*256;0)" office:value-type="float" office:value="104" calcext:value-type="float">
            <text:p>104</text:p>
          </table:table-cell>
          <table:table-cell table:formula="of:=ROUND([.B74]*32768;0)" office:value-type="float" office:value="13251" calcext:value-type="float">
            <text:p>13251</text:p>
          </table:table-cell>
          <table:table-cell table:formula="of:=ROUND([.B74]*65536;0)" office:value-type="float" office:value="26503" calcext:value-type="float">
            <text:p>26503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POWER(([.A75]+16)/119;3)" office:value-type="float" office:value="0.418339753103416" calcext:value-type="float">
            <text:p>0,418340</text:p>
          </table:table-cell>
          <table:table-cell table:formula="of:=ROUND(100*[.B75];0)" office:value-type="float" office:value="42" calcext:value-type="float">
            <text:p>42</text:p>
          </table:table-cell>
          <table:table-cell table:formula="of:=ROUND([.B75]*256;0)" office:value-type="float" office:value="107" calcext:value-type="float">
            <text:p>107</text:p>
          </table:table-cell>
          <table:table-cell table:formula="of:=ROUND([.B75]*32768;0)" office:value-type="float" office:value="13708" calcext:value-type="float">
            <text:p>13708</text:p>
          </table:table-cell>
          <table:table-cell table:formula="of:=ROUND([.B75]*65536;0)" office:value-type="float" office:value="27416" calcext:value-type="float">
            <text:p>27416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POWER(([.A76]+16)/119;3)" office:value-type="float" office:value="0.432600128533865" calcext:value-type="float">
            <text:p>0,432600</text:p>
          </table:table-cell>
          <table:table-cell table:formula="of:=ROUND(100*[.B76];0)" office:value-type="float" office:value="43" calcext:value-type="float">
            <text:p>43</text:p>
          </table:table-cell>
          <table:table-cell table:formula="of:=ROUND([.B76]*256;0)" office:value-type="float" office:value="111" calcext:value-type="float">
            <text:p>111</text:p>
          </table:table-cell>
          <table:table-cell table:formula="of:=ROUND([.B76]*32768;0)" office:value-type="float" office:value="14175" calcext:value-type="float">
            <text:p>14175</text:p>
          </table:table-cell>
          <table:table-cell table:formula="of:=ROUND([.B76]*65536;0)" office:value-type="float" office:value="28351" calcext:value-type="float">
            <text:p>28351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POWER(([.A77]+16)/119;3)" office:value-type="float" office:value="0.447180948503969" calcext:value-type="float">
            <text:p>0,447181</text:p>
          </table:table-cell>
          <table:table-cell table:formula="of:=ROUND(100*[.B77];0)" office:value-type="float" office:value="45" calcext:value-type="float">
            <text:p>45</text:p>
          </table:table-cell>
          <table:table-cell table:formula="of:=ROUND([.B77]*256;0)" office:value-type="float" office:value="114" calcext:value-type="float">
            <text:p>114</text:p>
          </table:table-cell>
          <table:table-cell table:formula="of:=ROUND([.B77]*32768;0)" office:value-type="float" office:value="14653" calcext:value-type="float">
            <text:p>14653</text:p>
          </table:table-cell>
          <table:table-cell table:formula="of:=ROUND([.B77]*65536;0)" office:value-type="float" office:value="29306" calcext:value-type="float">
            <text:p>29306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POWER(([.A78]+16)/119;3)" office:value-type="float" office:value="0.462085773508613" calcext:value-type="float">
            <text:p>0,462086</text:p>
          </table:table-cell>
          <table:table-cell table:formula="of:=ROUND(100*[.B78];0)" office:value-type="float" office:value="46" calcext:value-type="float">
            <text:p>46</text:p>
          </table:table-cell>
          <table:table-cell table:formula="of:=ROUND([.B78]*256;0)" office:value-type="float" office:value="118" calcext:value-type="float">
            <text:p>118</text:p>
          </table:table-cell>
          <table:table-cell table:formula="of:=ROUND([.B78]*32768;0)" office:value-type="float" office:value="15142" calcext:value-type="float">
            <text:p>15142</text:p>
          </table:table-cell>
          <table:table-cell table:formula="of:=ROUND([.B78]*65536;0)" office:value-type="float" office:value="30283" calcext:value-type="float">
            <text:p>30283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POWER(([.A79]+16)/119;3)" office:value-type="float" office:value="0.477318164042681" calcext:value-type="float">
            <text:p>0,477318</text:p>
          </table:table-cell>
          <table:table-cell table:formula="of:=ROUND(100*[.B79];0)" office:value-type="float" office:value="48" calcext:value-type="float">
            <text:p>48</text:p>
          </table:table-cell>
          <table:table-cell table:formula="of:=ROUND([.B79]*256;0)" office:value-type="float" office:value="122" calcext:value-type="float">
            <text:p>122</text:p>
          </table:table-cell>
          <table:table-cell table:formula="of:=ROUND([.B79]*32768;0)" office:value-type="float" office:value="15641" calcext:value-type="float">
            <text:p>15641</text:p>
          </table:table-cell>
          <table:table-cell table:formula="of:=ROUND([.B79]*65536;0)" office:value-type="float" office:value="31282" calcext:value-type="float">
            <text:p>31282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POWER(([.A80]+16)/119;3)" office:value-type="float" office:value="0.492881680601059" calcext:value-type="float">
            <text:p>0,492882</text:p>
          </table:table-cell>
          <table:table-cell table:formula="of:=ROUND(100*[.B80];0)" office:value-type="float" office:value="49" calcext:value-type="float">
            <text:p>49</text:p>
          </table:table-cell>
          <table:table-cell table:formula="of:=ROUND([.B80]*256;0)" office:value-type="float" office:value="126" calcext:value-type="float">
            <text:p>126</text:p>
          </table:table-cell>
          <table:table-cell table:formula="of:=ROUND([.B80]*32768;0)" office:value-type="float" office:value="16151" calcext:value-type="float">
            <text:p>16151</text:p>
          </table:table-cell>
          <table:table-cell table:formula="of:=ROUND([.B80]*65536;0)" office:value-type="float" office:value="32301" calcext:value-type="float">
            <text:p>32301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POWER(([.A81]+16)/119;3)" office:value-type="float" office:value="0.508779883678632" calcext:value-type="float">
            <text:p>0,508780</text:p>
          </table:table-cell>
          <table:table-cell table:formula="of:=ROUND(100*[.B81];0)" office:value-type="float" office:value="51" calcext:value-type="float">
            <text:p>51</text:p>
          </table:table-cell>
          <table:table-cell table:formula="of:=ROUND([.B81]*256;0)" office:value-type="float" office:value="130" calcext:value-type="float">
            <text:p>130</text:p>
          </table:table-cell>
          <table:table-cell table:formula="of:=ROUND([.B81]*32768;0)" office:value-type="float" office:value="16672" calcext:value-type="float">
            <text:p>16672</text:p>
          </table:table-cell>
          <table:table-cell table:formula="of:=ROUND([.B81]*65536;0)" office:value-type="float" office:value="33343" calcext:value-type="float">
            <text:p>33343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POWER(([.A82]+16)/119;3)" office:value-type="float" office:value="0.525016333770285" calcext:value-type="float">
            <text:p>0,525016</text:p>
          </table:table-cell>
          <table:table-cell table:formula="of:=ROUND(100*[.B82];0)" office:value-type="float" office:value="53" calcext:value-type="float">
            <text:p>53</text:p>
          </table:table-cell>
          <table:table-cell table:formula="of:=ROUND([.B82]*256;0)" office:value-type="float" office:value="134" calcext:value-type="float">
            <text:p>134</text:p>
          </table:table-cell>
          <table:table-cell table:formula="of:=ROUND([.B82]*32768;0)" office:value-type="float" office:value="17204" calcext:value-type="float">
            <text:p>17204</text:p>
          </table:table-cell>
          <table:table-cell table:formula="of:=ROUND([.B82]*65536;0)" office:value-type="float" office:value="34407" calcext:value-type="float">
            <text:p>34407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POWER(([.A83]+16)/119;3)" office:value-type="float" office:value="0.541594591370903" calcext:value-type="float">
            <text:p>0,541595</text:p>
          </table:table-cell>
          <table:table-cell table:formula="of:=ROUND(100*[.B83];0)" office:value-type="float" office:value="54" calcext:value-type="float">
            <text:p>54</text:p>
          </table:table-cell>
          <table:table-cell table:formula="of:=ROUND([.B83]*256;0)" office:value-type="float" office:value="139" calcext:value-type="float">
            <text:p>139</text:p>
          </table:table-cell>
          <table:table-cell table:formula="of:=ROUND([.B83]*32768;0)" office:value-type="float" office:value="17747" calcext:value-type="float">
            <text:p>17747</text:p>
          </table:table-cell>
          <table:table-cell table:formula="of:=ROUND([.B83]*65536;0)" office:value-type="float" office:value="35494" calcext:value-type="float">
            <text:p>35494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POWER(([.A84]+16)/119;3)" office:value-type="float" office:value="0.558518216975371" calcext:value-type="float">
            <text:p>0,558518</text:p>
          </table:table-cell>
          <table:table-cell table:formula="of:=ROUND(100*[.B84];0)" office:value-type="float" office:value="56" calcext:value-type="float">
            <text:p>56</text:p>
          </table:table-cell>
          <table:table-cell table:formula="of:=ROUND([.B84]*256;0)" office:value-type="float" office:value="143" calcext:value-type="float">
            <text:p>143</text:p>
          </table:table-cell>
          <table:table-cell table:formula="of:=ROUND([.B84]*32768;0)" office:value-type="float" office:value="18302" calcext:value-type="float">
            <text:p>18302</text:p>
          </table:table-cell>
          <table:table-cell table:formula="of:=ROUND([.B84]*65536;0)" office:value-type="float" office:value="36603" calcext:value-type="float">
            <text:p>36603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POWER(([.A85]+16)/119;3)" office:value-type="float" office:value="0.575790771078575" calcext:value-type="float">
            <text:p>0,575791</text:p>
          </table:table-cell>
          <table:table-cell table:formula="of:=ROUND(100*[.B85];0)" office:value-type="float" office:value="58" calcext:value-type="float">
            <text:p>58</text:p>
          </table:table-cell>
          <table:table-cell table:formula="of:=ROUND([.B85]*256;0)" office:value-type="float" office:value="147" calcext:value-type="float">
            <text:p>147</text:p>
          </table:table-cell>
          <table:table-cell table:formula="of:=ROUND([.B85]*32768;0)" office:value-type="float" office:value="18868" calcext:value-type="float">
            <text:p>18868</text:p>
          </table:table-cell>
          <table:table-cell table:formula="of:=ROUND([.B85]*65536;0)" office:value-type="float" office:value="37735" calcext:value-type="float">
            <text:p>37735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POWER(([.A86]+16)/119;3)" office:value-type="float" office:value="0.593415814175398" calcext:value-type="float">
            <text:p>0,593416</text:p>
          </table:table-cell>
          <table:table-cell table:formula="of:=ROUND(100*[.B86];0)" office:value-type="float" office:value="59" calcext:value-type="float">
            <text:p>59</text:p>
          </table:table-cell>
          <table:table-cell table:formula="of:=ROUND([.B86]*256;0)" office:value-type="float" office:value="152" calcext:value-type="float">
            <text:p>152</text:p>
          </table:table-cell>
          <table:table-cell table:formula="of:=ROUND([.B86]*32768;0)" office:value-type="float" office:value="19445" calcext:value-type="float">
            <text:p>19445</text:p>
          </table:table-cell>
          <table:table-cell table:formula="of:=ROUND([.B86]*65536;0)" office:value-type="float" office:value="38890" calcext:value-type="float">
            <text:p>38890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POWER(([.A87]+16)/119;3)" office:value-type="float" office:value="0.611396906760727" calcext:value-type="float">
            <text:p>0,611397</text:p>
          </table:table-cell>
          <table:table-cell table:formula="of:=ROUND(100*[.B87];0)" office:value-type="float" office:value="61" calcext:value-type="float">
            <text:p>61</text:p>
          </table:table-cell>
          <table:table-cell table:formula="of:=ROUND([.B87]*256;0)" office:value-type="float" office:value="157" calcext:value-type="float">
            <text:p>157</text:p>
          </table:table-cell>
          <table:table-cell table:formula="of:=ROUND([.B87]*32768;0)" office:value-type="float" office:value="20034" calcext:value-type="float">
            <text:p>20034</text:p>
          </table:table-cell>
          <table:table-cell table:formula="of:=ROUND([.B87]*65536;0)" office:value-type="float" office:value="40069" calcext:value-type="float">
            <text:p>40069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POWER(([.A88]+16)/119;3)" office:value-type="float" office:value="0.629737609329446" calcext:value-type="float">
            <text:p>0,629738</text:p>
          </table:table-cell>
          <table:table-cell table:formula="of:=ROUND(100*[.B88];0)" office:value-type="float" office:value="63" calcext:value-type="float">
            <text:p>63</text:p>
          </table:table-cell>
          <table:table-cell table:formula="of:=ROUND([.B88]*256;0)" office:value-type="float" office:value="161" calcext:value-type="float">
            <text:p>161</text:p>
          </table:table-cell>
          <table:table-cell table:formula="of:=ROUND([.B88]*32768;0)" office:value-type="float" office:value="20635" calcext:value-type="float">
            <text:p>20635</text:p>
          </table:table-cell>
          <table:table-cell table:formula="of:=ROUND([.B88]*65536;0)" office:value-type="float" office:value="41270" calcext:value-type="float">
            <text:p>41270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POWER(([.A89]+16)/119;3)" office:value-type="float" office:value="0.64844148237644" calcext:value-type="float">
            <text:p>0,648441</text:p>
          </table:table-cell>
          <table:table-cell table:formula="of:=ROUND(100*[.B89];0)" office:value-type="float" office:value="65" calcext:value-type="float">
            <text:p>65</text:p>
          </table:table-cell>
          <table:table-cell table:formula="of:=ROUND([.B89]*256;0)" office:value-type="float" office:value="166" calcext:value-type="float">
            <text:p>166</text:p>
          </table:table-cell>
          <table:table-cell table:formula="of:=ROUND([.B89]*32768;0)" office:value-type="float" office:value="21248" calcext:value-type="float">
            <text:p>21248</text:p>
          </table:table-cell>
          <table:table-cell table:formula="of:=ROUND([.B89]*65536;0)" office:value-type="float" office:value="42496" calcext:value-type="float">
            <text:p>42496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POWER(([.A90]+16)/119;3)" office:value-type="float" office:value="0.667512086396595" calcext:value-type="float">
            <text:p>0,667512</text:p>
          </table:table-cell>
          <table:table-cell table:formula="of:=ROUND(100*[.B90];0)" office:value-type="float" office:value="67" calcext:value-type="float">
            <text:p>67</text:p>
          </table:table-cell>
          <table:table-cell table:formula="of:=ROUND([.B90]*256;0)" office:value-type="float" office:value="171" calcext:value-type="float">
            <text:p>171</text:p>
          </table:table-cell>
          <table:table-cell table:formula="of:=ROUND([.B90]*32768;0)" office:value-type="float" office:value="21873" calcext:value-type="float">
            <text:p>21873</text:p>
          </table:table-cell>
          <table:table-cell table:formula="of:=ROUND([.B90]*65536;0)" office:value-type="float" office:value="43746" calcext:value-type="float">
            <text:p>43746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POWER(([.A91]+16)/119;3)" office:value-type="float" office:value="0.686952981884795" calcext:value-type="float">
            <text:p>0,686953</text:p>
          </table:table-cell>
          <table:table-cell table:formula="of:=ROUND(100*[.B91];0)" office:value-type="float" office:value="69" calcext:value-type="float">
            <text:p>69</text:p>
          </table:table-cell>
          <table:table-cell table:formula="of:=ROUND([.B91]*256;0)" office:value-type="float" office:value="176" calcext:value-type="float">
            <text:p>176</text:p>
          </table:table-cell>
          <table:table-cell table:formula="of:=ROUND([.B91]*32768;0)" office:value-type="float" office:value="22510" calcext:value-type="float">
            <text:p>22510</text:p>
          </table:table-cell>
          <table:table-cell table:formula="of:=ROUND([.B91]*65536;0)" office:value-type="float" office:value="45020" calcext:value-type="float">
            <text:p>45020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POWER(([.A92]+16)/119;3)" office:value-type="float" office:value="0.706767729335926" calcext:value-type="float">
            <text:p>0,706768</text:p>
          </table:table-cell>
          <table:table-cell table:formula="of:=ROUND(100*[.B92];0)" office:value-type="float" office:value="71" calcext:value-type="float">
            <text:p>71</text:p>
          </table:table-cell>
          <table:table-cell table:formula="of:=ROUND([.B92]*256;0)" office:value-type="float" office:value="181" calcext:value-type="float">
            <text:p>181</text:p>
          </table:table-cell>
          <table:table-cell table:formula="of:=ROUND([.B92]*32768;0)" office:value-type="float" office:value="23159" calcext:value-type="float">
            <text:p>23159</text:p>
          </table:table-cell>
          <table:table-cell table:formula="of:=ROUND([.B92]*65536;0)" office:value-type="float" office:value="46319" calcext:value-type="float">
            <text:p>46319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POWER(([.A93]+16)/119;3)" office:value-type="float" office:value="0.726959889244873" calcext:value-type="float">
            <text:p>0,726960</text:p>
          </table:table-cell>
          <table:table-cell table:formula="of:=ROUND(100*[.B93];0)" office:value-type="float" office:value="73" calcext:value-type="float">
            <text:p>73</text:p>
          </table:table-cell>
          <table:table-cell table:formula="of:=ROUND([.B93]*256;0)" office:value-type="float" office:value="186" calcext:value-type="float">
            <text:p>186</text:p>
          </table:table-cell>
          <table:table-cell table:formula="of:=ROUND([.B93]*32768;0)" office:value-type="float" office:value="23821" calcext:value-type="float">
            <text:p>23821</text:p>
          </table:table-cell>
          <table:table-cell table:formula="of:=ROUND([.B93]*65536;0)" office:value-type="float" office:value="47642" calcext:value-type="float">
            <text:p>47642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POWER(([.A94]+16)/119;3)" office:value-type="float" office:value="0.747533022106519" calcext:value-type="float">
            <text:p>0,747533</text:p>
          </table:table-cell>
          <table:table-cell table:formula="of:=ROUND(100*[.B94];0)" office:value-type="float" office:value="75" calcext:value-type="float">
            <text:p>75</text:p>
          </table:table-cell>
          <table:table-cell table:formula="of:=ROUND([.B94]*256;0)" office:value-type="float" office:value="191" calcext:value-type="float">
            <text:p>191</text:p>
          </table:table-cell>
          <table:table-cell table:formula="of:=ROUND([.B94]*32768;0)" office:value-type="float" office:value="24495" calcext:value-type="float">
            <text:p>24495</text:p>
          </table:table-cell>
          <table:table-cell table:formula="of:=ROUND([.B94]*65536;0)" office:value-type="float" office:value="48990" calcext:value-type="float">
            <text:p>48990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POWER(([.A95]+16)/119;3)" office:value-type="float" office:value="0.768490688415752" calcext:value-type="float">
            <text:p>0,768491</text:p>
          </table:table-cell>
          <table:table-cell table:formula="of:=ROUND(100*[.B95];0)" office:value-type="float" office:value="77" calcext:value-type="float">
            <text:p>77</text:p>
          </table:table-cell>
          <table:table-cell table:formula="of:=ROUND([.B95]*256;0)" office:value-type="float" office:value="197" calcext:value-type="float">
            <text:p>197</text:p>
          </table:table-cell>
          <table:table-cell table:formula="of:=ROUND([.B95]*32768;0)" office:value-type="float" office:value="25182" calcext:value-type="float">
            <text:p>25182</text:p>
          </table:table-cell>
          <table:table-cell table:formula="of:=ROUND([.B95]*65536;0)" office:value-type="float" office:value="50364" calcext:value-type="float">
            <text:p>50364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POWER(([.A96]+16)/119;3)" office:value-type="float" office:value="0.789836448667455" calcext:value-type="float">
            <text:p>0,789836</text:p>
          </table:table-cell>
          <table:table-cell table:formula="of:=ROUND(100*[.B96];0)" office:value-type="float" office:value="79" calcext:value-type="float">
            <text:p>79</text:p>
          </table:table-cell>
          <table:table-cell table:formula="of:=ROUND([.B96]*256;0)" office:value-type="float" office:value="202" calcext:value-type="float">
            <text:p>202</text:p>
          </table:table-cell>
          <table:table-cell table:formula="of:=ROUND([.B96]*32768;0)" office:value-type="float" office:value="25881" calcext:value-type="float">
            <text:p>25881</text:p>
          </table:table-cell>
          <table:table-cell table:formula="of:=ROUND([.B96]*65536;0)" office:value-type="float" office:value="51763" calcext:value-type="float">
            <text:p>51763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POWER(([.A97]+16)/119;3)" office:value-type="float" office:value="0.811573863356514" calcext:value-type="float">
            <text:p>0,811574</text:p>
          </table:table-cell>
          <table:table-cell table:formula="of:=ROUND(100*[.B97];0)" office:value-type="float" office:value="81" calcext:value-type="float">
            <text:p>81</text:p>
          </table:table-cell>
          <table:table-cell table:formula="of:=ROUND([.B97]*256;0)" office:value-type="float" office:value="208" calcext:value-type="float">
            <text:p>208</text:p>
          </table:table-cell>
          <table:table-cell table:formula="of:=ROUND([.B97]*32768;0)" office:value-type="float" office:value="26594" calcext:value-type="float">
            <text:p>26594</text:p>
          </table:table-cell>
          <table:table-cell table:formula="of:=ROUND([.B97]*65536;0)" office:value-type="float" office:value="53187" calcext:value-type="float">
            <text:p>53187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POWER(([.A98]+16)/119;3)" office:value-type="float" office:value="0.833706492977814" calcext:value-type="float">
            <text:p>0,833706</text:p>
          </table:table-cell>
          <table:table-cell table:formula="of:=ROUND(100*[.B98];0)" office:value-type="float" office:value="83" calcext:value-type="float">
            <text:p>83</text:p>
          </table:table-cell>
          <table:table-cell table:formula="of:=ROUND([.B98]*256;0)" office:value-type="float" office:value="213" calcext:value-type="float">
            <text:p>213</text:p>
          </table:table-cell>
          <table:table-cell table:formula="of:=ROUND([.B98]*32768;0)" office:value-type="float" office:value="27319" calcext:value-type="float">
            <text:p>27319</text:p>
          </table:table-cell>
          <table:table-cell table:formula="of:=ROUND([.B98]*65536;0)" office:value-type="float" office:value="54638" calcext:value-type="float">
            <text:p>54638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POWER(([.A99]+16)/119;3)" office:value-type="float" office:value="0.856237898026239" calcext:value-type="float">
            <text:p>0,856238</text:p>
          </table:table-cell>
          <table:table-cell table:formula="of:=ROUND(100*[.B99];0)" office:value-type="float" office:value="86" calcext:value-type="float">
            <text:p>86</text:p>
          </table:table-cell>
          <table:table-cell table:formula="of:=ROUND([.B99]*256;0)" office:value-type="float" office:value="219" calcext:value-type="float">
            <text:p>219</text:p>
          </table:table-cell>
          <table:table-cell table:formula="of:=ROUND([.B99]*32768;0)" office:value-type="float" office:value="28057" calcext:value-type="float">
            <text:p>28057</text:p>
          </table:table-cell>
          <table:table-cell table:formula="of:=ROUND([.B99]*65536;0)" office:value-type="float" office:value="56114" calcext:value-type="float">
            <text:p>56114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POWER(([.A100]+16)/119;3)" office:value-type="float" office:value="0.879171638996676" calcext:value-type="float">
            <text:p>0,879172</text:p>
          </table:table-cell>
          <table:table-cell table:formula="of:=ROUND(100*[.B100];0)" office:value-type="float" office:value="88" calcext:value-type="float">
            <text:p>88</text:p>
          </table:table-cell>
          <table:table-cell table:formula="of:=ROUND([.B100]*256;0)" office:value-type="float" office:value="225" calcext:value-type="float">
            <text:p>225</text:p>
          </table:table-cell>
          <table:table-cell table:formula="of:=ROUND([.B100]*32768;0)" office:value-type="float" office:value="28809" calcext:value-type="float">
            <text:p>28809</text:p>
          </table:table-cell>
          <table:table-cell table:formula="of:=ROUND([.B100]*65536;0)" office:value-type="float" office:value="57617" calcext:value-type="float">
            <text:p>57617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POWER(([.A101]+16)/119;3)" office:value-type="float" office:value="0.902511276384009" calcext:value-type="float">
            <text:p>0,902511</text:p>
          </table:table-cell>
          <table:table-cell table:formula="of:=ROUND(100*[.B101];0)" office:value-type="float" office:value="90" calcext:value-type="float">
            <text:p>90</text:p>
          </table:table-cell>
          <table:table-cell table:formula="of:=ROUND([.B101]*256;0)" office:value-type="float" office:value="231" calcext:value-type="float">
            <text:p>231</text:p>
          </table:table-cell>
          <table:table-cell table:formula="of:=ROUND([.B101]*32768;0)" office:value-type="float" office:value="29573" calcext:value-type="float">
            <text:p>29573</text:p>
          </table:table-cell>
          <table:table-cell table:formula="of:=ROUND([.B101]*65536;0)" office:value-type="float" office:value="59147" calcext:value-type="float">
            <text:p>59147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POWER(([.A102]+16)/119;3)" office:value-type="float" office:value="0.926260370683122" calcext:value-type="float">
            <text:p>0,926260</text:p>
          </table:table-cell>
          <table:table-cell table:formula="of:=ROUND(100*[.B102];0)" office:value-type="float" office:value="93" calcext:value-type="float">
            <text:p>93</text:p>
          </table:table-cell>
          <table:table-cell table:formula="of:=ROUND([.B102]*256;0)" office:value-type="float" office:value="237" calcext:value-type="float">
            <text:p>237</text:p>
          </table:table-cell>
          <table:table-cell table:formula="of:=ROUND([.B102]*32768;0)" office:value-type="float" office:value="30352" calcext:value-type="float">
            <text:p>30352</text:p>
          </table:table-cell>
          <table:table-cell table:formula="of:=ROUND([.B102]*65536;0)" office:value-type="float" office:value="60703" calcext:value-type="float">
            <text:p>60703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21:01:15.466820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21:13:02.230091690</meta:creation-date>
    <dc:date>2022-07-02T21:11:38.416626827</dc:date>
    <meta:editing-duration>PT11M28S</meta:editing-duration>
    <meta:editing-cycles>3</meta:editing-cycles>
    <meta:generator>LibreOffice/7.3.3.2$Linux_X86_64 LibreOffice_project/30$Build-2</meta:generator>
    <meta:document-statistic meta:table-count="1" meta:cell-count="612" meta:object-count="0"/>
  </office:meta>
</office:document-meta>
</file>